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1" svg:font-family="'Droid Serif'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a5338"/>
    </style:style>
    <style:style style:name="P2" style:family="paragraph" style:parent-style-name="Text_20_body">
      <style:text-properties officeooo:paragraph-rsid="0029c48b"/>
    </style:style>
    <style:style style:name="P3" style:family="paragraph" style:parent-style-name="Text_20_body">
      <style:text-properties officeooo:rsid="0028361e" officeooo:paragraph-rsid="0029c48b"/>
    </style:style>
    <style:style style:name="P4" style:family="paragraph" style:parent-style-name="Heading_20_2" style:master-page-name="MP0">
      <style:paragraph-properties style:page-number="auto" fo:break-before="page"/>
      <style:text-properties fo:language="en" fo:country="US"/>
    </style:style>
    <style:style style:name="P5" style:family="paragraph" style:parent-style-name="Heading_20_3">
      <style:text-properties fo:language="en" fo:country="US" officeooo:rsid="001a5338" officeooo:paragraph-rsid="001a5338"/>
    </style:style>
    <style:style style:name="P6" style:family="paragraph" style:parent-style-name="Heading_20_4">
      <style:text-properties officeooo:paragraph-rsid="0023c0b6"/>
    </style:style>
    <style:style style:name="T1" style:family="text">
      <style:text-properties officeooo:rsid="001a533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5338"/>
    </style:style>
    <style:style style:name="T4" style:family="text">
      <style:text-properties officeooo:rsid="0020c988"/>
    </style:style>
    <style:style style:name="T5" style:family="text">
      <style:text-properties style:font-name="Droid Sans2"/>
    </style:style>
    <style:style style:name="T6" style:family="text">
      <style:text-properties style:font-name="Droid Sans2" officeooo:rsid="0020c988"/>
    </style:style>
    <style:style style:name="T7" style:family="text">
      <style:text-properties style:font-name="Droid Sans2" officeooo:rsid="0029c48b"/>
    </style:style>
    <style:style style:name="T8" style:family="text">
      <style:text-properties officeooo:rsid="0022a2e3"/>
    </style:style>
    <style:style style:name="T9" style:family="text">
      <style:text-properties style:font-name="Droid Serif1" officeooo:rsid="0020c988"/>
    </style:style>
    <style:style style:name="T10" style:family="text">
      <style:text-properties style:font-name="Droid Serif1" officeooo:rsid="0023c0b6"/>
    </style:style>
    <style:style style:name="T11" style:family="text">
      <style:text-properties officeooo:rsid="0029c48b"/>
    </style:style>
    <style:style style:name="T12" style:family="text">
      <style:text-properties style:font-name="Droid Sans2" officeooo:rsid="0020c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orphyrograph Quick Start Guide</text:h>
      <text:h text:style-name="P5" text:outline-level="3">What You Need</text:h>
      <text:h text:style-name="P6" text:outline-level="4"><text:span text:style-name="T3">R</text:span><text:span text:style-name="T2">equired</text:span></text:h>
      <text:p text:style-name="P1">PC with Windows 7 or later system and a good graphic card</text:p>
      <text:p text:style-name="Text_20_body">Internet connection</text:p>
      <text:p text:style-name="Text_20_body">Installed: <text:a xlink:type="simple" xlink:href="https://puredata.info/downloads" text:style-name="Internet_20_link"><text:span text:style-name="T5">pure data</text:span></text:a><text:span text:style-name="T5">, </text:span><text:a xlink:type="simple" xlink:href="http://supercollider.github.io/download.html" office:target-frame-name="_blank" xlink:show="new"><text:span text:style-name="T7">Supercollider</text:span></text:a><text:span text:style-name="T7">,</text:span> and <text:a xlink:type="simple" xlink:href="https://www.renoise.com/download" text:style-name="Internet_20_link"><text:span text:style-name="T5">RENOISE</text:span></text:a></text:p>
      <text:h text:style-name="Heading_20_4" text:outline-level="4">Not Essential but <text:span text:style-name="T1">H</text:span>elpful</text:h>
      <text:p text:style-name="Text_20_body">USB controller</text:p>
      <text:p text:style-name="Text_20_body">Drawing tablet</text:p>
      <text:p text:style-name="Text_20_body">Webcam</text:p>
      <text:p text:style-name="Text_20_body">Additional screen</text:p>
      <text:p text:style-name="Text_20_body">Installed: <text:a xlink:type="simple" xlink:href="http://strawberryperl.com/" text:style-name="Internet_20_link"><text:span text:style-name="T5">Strawberry Perl</text:span></text:a></text:p>
      <text:h text:style-name="Heading_20_3" text:outline-level="3"><text:span text:style-name="T8">What to </text:span>Download</text:h>
      <text:p text:style-name="Text_20_body">Download and uncompress the archive from</text:p>
      <text:p text:style-name="Text_20_body"><text:tab/><text:a xlink:type="simple" xlink:href="https://github.com/yukao/Porphyrograph" text:style-name="Internet_20_link">https://github.com/yukao/Porphyrograph</text:a></text:p>
      <text:p text:style-name="Text_20_body">Open the folder <text:span text:style-name="T5">Porphyrograph-master</text:span> in which are located the downloaded files.</text:p>
      <text:p text:style-name="P3"><text:span text:style-name="T11">Copy</text:span> the file <text:span text:style-name="T5">interface/GlobalOscActions.lua </text:span><text:line-break/><text:tab/>into /<text:span text:style-name="T5">Program Files/Renoise-xxx/Resources/Scripts</text:span><text:span text:style-name="T7">/</text:span><text:span text:style-name="T5">GlobalOscActions.lua</text:span></text:p>
      <text:h text:style-name="Heading_20_3" text:outline-level="3"><text:span text:style-name="T8">What to </text:span>Execut<text:span text:style-name="T8">e</text:span></text:h>
      <text:p text:style-name="P2"><text:span text:style-name="T4">Open with </text:span><text:span text:style-name="T6">RENOISE:</text:span><text:span text:style-name="T4"> </text:span><text:span text:style-name="T6">interface/LYM_core_RENOISE.xrns</text:span></text:p>
      <text:p text:style-name="P2"><text:span text:style-name="T4">Open with </text:span><text:span text:style-name="T6">Supercollider</text:span><text:span text:style-name="T6">:</text:span><text:span text:style-name="T4"> </text:span><text:span text:style-name="T6">interface/LYM_core_</text:span><text:span text:style-name="T7">Supercollider.scd</text:span></text:p>
      <text:p text:style-name="P2"><text:span text:style-name="T4">Open with </text:span><text:span text:style-name="T6">pure data:</text:span><text:span text:style-name="T4"> </text:span><text:span text:style-name="T6">interface/</text:span><text:span text:style-name="T7">LYM_core.pd</text:span><text:span text:style-name="T9">. </text:span><text:span text:style-name="T10">If you have a USB/midi controller, make sure to connect the <text:s/>controller through Media/MIDI settings.</text:span></text:p>
      <text:p text:style-name="Text_20_body"><text:span text:style-name="T4">Double click on </text:span><text:span text:style-name="T6">PG-single.bat</text:span><text:span text:style-name="T4"> (single screen 1024x768), <text:line-break/><text:tab/>or </text:span><text:span text:style-name="T6">PG-double.bat</text:span><text:span text:style-name="T4"> (double screen 2 times 1024x768), <text:line-break/><text:tab/>or </text:span><text:span text:style-name="T6">PG-single-HD.bat</text:span><text:span text:style-name="T4"> (single screen HD 1920x1080)</text:span></text:p>
      <text:h text:style-name="Heading_20_3" text:outline-level="3">Enjoy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1" svg:font-family="'Droid Serif'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2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cm" fo:margin-bottom="0.247cm" style:contextual-spacing="false" fo:line-height="120%" fo:orphans="0" fo:widows="0" fo:text-indent="0cm" style:auto-text-indent="false" style:page-number="auto" style:snap-to-layout-grid="false"/>
      <style:text-properties style:font-name="Droid Serif" fo:font-family="'Droid Serif'" style:font-style-name="Regular" style:font-family-generic="roman" style:font-pitch="variable" fo:font-size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color="#000000" style:font-name="Droid Sans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color="#111111" style:font-name="Droid Sans1" fo:font-family="'Droid Sans'" style:font-style-name="Regular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variant="small-caps" fo:color="#111111" style:font-name="Droid Sans1" fo:font-family="'Droid Sans'" style:font-style-name="Regular" style:font-family-generic="swiss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Chrisitan Jacquemin</meta:initial-creator>
    <meta:creation-date>2016-03-14T15:27:00Z</meta:creation-date>
    <dc:date>2016-03-17T07:52:52.596663101</dc:date>
    <meta:editing-cycles>19</meta:editing-cycles>
    <meta:editing-duration>PT1H8M39S</meta:editing-duration>
    <meta:print-date>2016-03-17T01:16:29.815922554</meta:print-date>
    <meta:document-statistic meta:table-count="0" meta:image-count="0" meta:object-count="0" meta:page-count="1" meta:paragraph-count="23" meta:word-count="122" meta:character-count="1004" meta:non-whitespace-character-count="897"/>
    <meta:template xlink:type="simple" xlink:actuate="onRequest" xlink:title="" xlink:href="Normal.dotm"/>
  </office:meta>
</office:document-meta>
</file>